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5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41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8" style:family="table-cell" style:parent-style-name="Default">
      <style:table-cell-properties fo:border="0.002cm solid #000000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5</text:p>
          </table:table-cell>
          <table:table-cell table:style-name="ce4" office:value-type="string">
            <text:p>S6</text:p>
          </table:table-cell>
          <table:table-cell table:style-name="ce7" office:value-type="string">
            <text:p>Points</text:p>
          </table:table-cell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5" office:value-type="float" office:value="3">
            <text:p>3</text:p>
          </table:table-cell>
          <table:table-cell table:number-columns-repeated="5" table:style-name="ce5"/>
          <table:table-cell table:style-name="ce8" table:formula="oooc:=0+([.B2]&gt;=50)+([.C2]&gt;=7)+([.D2]&gt;12)+([.E2]&gt;=10)+([.F2]&gt;=50)+([.G2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longi, Gianfranco</text:p>
          </table:table-cell>
          <table:table-cell table:number-columns-repeated="2" table:style-name="ce5"/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.5">
            <text:p>8,5</text:p>
          </table:table-cell>
          <table:table-cell table:style-name="ce8" table:formula="oooc:=0+([.B3]&gt;=50)+([.C3]&gt;=7)+([.D3]&gt;12)+([.E3]&gt;=10)+([.F3]&gt;=50)+([.G3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/>
          <table:table-cell table:style-name="ce5" office:value-type="float" office:value="60">
            <text:p>60</text:p>
          </table:table-cell>
          <table:table-cell table:style-name="ce5" office:value-type="float" office:value="9.5">
            <text:p>9,5</text:p>
          </table:table-cell>
          <table:table-cell table:style-name="ce8" table:formula="oooc:=0+([.B4]&gt;=50)+([.C4]&gt;=7)+([.D4]&gt;12)+([.E4]&gt;=10)+([.F4]&gt;=50)+([.G4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.5">
            <text:p>18,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1.5">
            <text:p>11,5</text:p>
          </table:table-cell>
          <table:table-cell table:style-name="ce8" table:formula="oooc:=0+([.B5]&gt;=50)+([.C5]&gt;=7)+([.D5]&gt;12)+([.E5]&gt;=10)+([.F5]&gt;=50)+([.G5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5" office:value-type="float" office:value="69">
            <text:p>69</text:p>
          </table:table-cell>
          <table:table-cell table:number-columns-repeated="5" table:style-name="ce5"/>
          <table:table-cell table:style-name="ce8" table:formula="oooc:=0+([.B6]&gt;=50)+([.C6]&gt;=7)+([.D6]&gt;12)+([.E6]&gt;=10)+([.F6]&gt;=50)+([.G6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5" office:value-type="float" office:value="85.5">
            <text:p>85,5</text:p>
          </table:table-cell>
          <table:table-cell table:style-name="ce5" office:value-type="float" office:value="11">
            <text:p>11</text:p>
          </table:table-cell>
          <table:table-cell table:number-columns-repeated="4" table:style-name="ce5"/>
          <table:table-cell table:style-name="ce8" table:formula="oooc:=0+([.B7]&gt;=50)+([.C7]&gt;=7)+([.D7]&gt;12)+([.E7]&gt;=10)+([.F7]&gt;=50)+([.G7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5" office:value-type="float" office:value="83">
            <text:p>83</text:p>
          </table:table-cell>
          <table:table-cell table:number-columns-repeated="5" table:style-name="ce5"/>
          <table:table-cell table:style-name="ce8" table:formula="oooc:=0+([.B8]&gt;=50)+([.C8]&gt;=7)+([.D8]&gt;12)+([.E8]&gt;=10)+([.F8]&gt;=50)+([.G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ick, Joakim </text:p>
          </table:table-cell>
          <table:table-cell table:number-columns-repeated="2" table:style-name="ce5"/>
          <table:table-cell table:style-name="ce5" office:value-type="float" office:value="17.5">
            <text:p>17,5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/>
          <table:table-cell table:style-name="ce8" table:formula="oooc:=0+([.B9]&gt;=50)+([.C9]&gt;=7)+([.D9]&gt;12)+([.E9]&gt;=10)+([.F9]&gt;=50)+([.G9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10]&gt;=50)+([.C10]&gt;=7)+([.D10]&gt;12)+([.E10]&gt;=10)+([.F10]&gt;=50)+([.G10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Boberg, Johan 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9.5">
            <text:p>9,5</text:p>
          </table:table-cell>
          <table:table-cell table:style-name="ce8" table:formula="oooc:=0+([.B11]&gt;=50)+([.C11]&gt;=7)+([.D11]&gt;12)+([.E11]&gt;=10)+([.F11]&gt;=50)+([.G11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5" office:value-type="float" office:value="72">
            <text:p>72</text:p>
          </table:table-cell>
          <table:table-cell table:number-columns-repeated="5" table:style-name="ce5"/>
          <table:table-cell table:style-name="ce8" table:formula="oooc:=0+([.B12]&gt;=50)+([.C12]&gt;=7)+([.D12]&gt;12)+([.E12]&gt;=10)+([.F12]&gt;=50)+([.G12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5" office:value-type="float" office:value="37">
            <text:p>37</text:p>
          </table:table-cell>
          <table:table-cell table:number-columns-repeated="5" table:style-name="ce5"/>
          <table:table-cell table:style-name="ce8" table:formula="oooc:=0+([.B13]&gt;=50)+([.C13]&gt;=7)+([.D13]&gt;12)+([.E13]&gt;=10)+([.F13]&gt;=50)+([.G13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1.5">
            <text:p>21,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14]&gt;=50)+([.C14]&gt;=7)+([.D14]&gt;12)+([.E14]&gt;=10)+([.F14]&gt;=50)+([.G14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.5">
            <text:p>7,5</text:p>
          </table:table-cell>
          <table:table-cell table:style-name="ce8" table:formula="oooc:=0+([.B15]&gt;=50)+([.C15]&gt;=7)+([.D15]&gt;12)+([.E15]&gt;=10)+([.F15]&gt;=50)+([.G15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Cao, Zichen </text:p>
          </table:table-cell>
          <table:table-cell table:number-columns-repeated="5" table:style-name="ce5"/>
          <table:table-cell table:style-name="ce5" office:value-type="float" office:value="8">
            <text:p>8</text:p>
          </table:table-cell>
          <table:table-cell table:style-name="ce8" table:formula="oooc:=0+([.B16]&gt;=50)+([.C16]&gt;=7)+([.D16]&gt;12)+([.E16]&gt;=10)+([.F16]&gt;=50)+([.G16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sh Ali, Khan</text:p>
          </table:table-cell>
          <table:table-cell table:number-columns-repeated="2" table:style-name="ce5"/>
          <table:table-cell table:style-name="ce5" office:value-type="float" office:value="8">
            <text:p>8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8" table:formula="oooc:=0+([.B17]&gt;=50)+([.C17]&gt;=7)+([.D17]&gt;12)+([.E17]&gt;=10)+([.F17]&gt;=50)+([.G17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Diquet, Alban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4" table:style-name="ce5"/>
          <table:table-cell table:style-name="ce8" table:formula="oooc:=0+([.B18]&gt;=50)+([.C18]&gt;=7)+([.D18]&gt;12)+([.E18]&gt;=10)+([.F18]&gt;=50)+([.G1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5" office:value-type="float" office:value="6">
            <text:p>6</text:p>
          </table:table-cell>
          <table:table-cell table:number-columns-repeated="5" table:style-name="ce5"/>
          <table:table-cell table:style-name="ce8" table:formula="oooc:=0+([.B19]&gt;=50)+([.C19]&gt;=7)+([.D19]&gt;12)+([.E19]&gt;=10)+([.F19]&gt;=50)+([.G19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number-columns-repeated="2" table:style-name="ce5"/>
          <table:table-cell table:style-name="ce5" office:value-type="float" office:value="7">
            <text:p>7</text:p>
          </table:table-cell>
          <table:table-cell table:style-name="ce8" table:formula="oooc:=0+([.B20]&gt;=50)+([.C20]&gt;=7)+([.D20]&gt;12)+([.E20]&gt;=10)+([.F20]&gt;=50)+([.G20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9.5">
            <text:p>9,5</text:p>
          </table:table-cell>
          <table:table-cell table:style-name="ce8" table:formula="oooc:=0+([.B21]&gt;=50)+([.C21]&gt;=7)+([.D21]&gt;12)+([.E21]&gt;=10)+([.F21]&gt;=50)+([.G21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14">
            <text:p>14</text:p>
          </table:table-cell>
          <table:table-cell table:number-columns-repeated="4" table:style-name="ce5"/>
          <table:table-cell table:style-name="ce8" table:formula="oooc:=0+([.B22]&gt;=50)+([.C22]&gt;=7)+([.D22]&gt;12)+([.E22]&gt;=10)+([.F22]&gt;=50)+([.G22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Gundberg, Per 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13.5">
            <text:p>13,5</text:p>
          </table:table-cell>
          <table:table-cell table:style-name="ce8" table:formula="oooc:=0+([.B23]&gt;=50)+([.C23]&gt;=7)+([.D23]&gt;12)+([.E23]&gt;=10)+([.F23]&gt;=50)+([.G23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5" office:value-type="float" office:value="64">
            <text:p>64</text:p>
          </table:table-cell>
          <table:table-cell table:number-columns-repeated="5" table:style-name="ce5"/>
          <table:table-cell table:style-name="ce8" table:formula="oooc:=0+([.B24]&gt;=50)+([.C24]&gt;=7)+([.D24]&gt;12)+([.E24]&gt;=10)+([.F24]&gt;=50)+([.G24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1">
            <text:p>11</text:p>
          </table:table-cell>
          <table:table-cell table:style-name="ce8" table:formula="oooc:=0+([.B25]&gt;=50)+([.C25]&gt;=7)+([.D25]&gt;12)+([.E25]&gt;=10)+([.F25]&gt;=50)+([.G25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Hadzic, David </text:p>
          </table:table-cell>
          <table:table-cell table:style-name="ce5" office:value-type="float" office:value="66">
            <text:p>66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9">
            <text:p>9</text:p>
          </table:table-cell>
          <table:table-cell table:style-name="ce8" table:formula="oooc:=0+([.B26]&gt;=50)+([.C26]&gt;=7)+([.D26]&gt;12)+([.E26]&gt;=10)+([.F26]&gt;=50)+([.G26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/>
          <table:table-cell table:style-name="ce8" table:formula="oooc:=0+([.B27]&gt;=50)+([.C27]&gt;=7)+([.D27]&gt;12)+([.E27]&gt;=10)+([.F27]&gt;=50)+([.G27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6.5">
            <text:p>6,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8" table:formula="oooc:=0+([.B28]&gt;=50)+([.C28]&gt;=7)+([.D28]&gt;12)+([.E28]&gt;=10)+([.F28]&gt;=50)+([.G28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 office:value-type="float" office:value="17.5">
            <text:p>17,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29]&gt;=50)+([.C29]&gt;=7)+([.D29]&gt;12)+([.E29]&gt;=10)+([.F29]&gt;=50)+([.G29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5" office:value-type="float" office:value="95.5">
            <text:p>95,5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30]&gt;=50)+([.C30]&gt;=7)+([.D30]&gt;12)+([.E30]&gt;=10)+([.F30]&gt;=50)+([.G30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23.5">
            <text:p>23,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4">
            <text:p>14</text:p>
          </table:table-cell>
          <table:table-cell table:style-name="ce8" table:formula="oooc:=0+([.B31]&gt;=50)+([.C31]&gt;=7)+([.D31]&gt;12)+([.E31]&gt;=10)+([.F31]&gt;=50)+([.G31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5" office:value-type="float" office:value="80">
            <text:p>80</text:p>
          </table:table-cell>
          <table:table-cell table:number-columns-repeated="5" table:style-name="ce5"/>
          <table:table-cell table:style-name="ce8" table:formula="oooc:=0+([.B32]&gt;=50)+([.C32]&gt;=7)+([.D32]&gt;12)+([.E32]&gt;=10)+([.F32]&gt;=50)+([.G32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5" office:value-type="float" office:value="94.5">
            <text:p>94,5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float" office:value="9.5">
            <text:p>9,5</text:p>
          </table:table-cell>
          <table:table-cell table:style-name="ce8" table:formula="oooc:=0+([.B33]&gt;=50)+([.C33]&gt;=7)+([.D33]&gt;12)+([.E33]&gt;=10)+([.F33]&gt;=50)+([.G33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Jutemar, Erik </text:p>
          </table:table-cell>
          <table:table-cell table:style-name="ce5" office:value-type="float" office:value="87.5">
            <text:p>87,5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5.5">
            <text:p>15,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34]&gt;=50)+([.C34]&gt;=7)+([.D34]&gt;12)+([.E34]&gt;=10)+([.F34]&gt;=50)+([.G34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Khokhar, Mahboob Hussain </text:p>
          </table:table-cell>
          <table:table-cell table:number-columns-repeated="5" table:style-name="ce5"/>
          <table:table-cell table:style-name="ce5" office:value-type="float" office:value="7">
            <text:p>7</text:p>
          </table:table-cell>
          <table:table-cell table:style-name="ce8" table:formula="oooc:=0+([.B35]&gt;=50)+([.C35]&gt;=7)+([.D35]&gt;12)+([.E35]&gt;=10)+([.F35]&gt;=50)+([.G35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andergren, Torsten </text:p>
          </table:table-cell>
          <table:table-cell table:style-name="ce5" office:value-type="float" office:value="76">
            <text:p>76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number-columns-repeated="3" table:style-name="ce5"/>
          <table:table-cell table:style-name="ce8" table:formula="oooc:=0+([.B36]&gt;=50)+([.C36]&gt;=7)+([.D36]&gt;12)+([.E36]&gt;=10)+([.F36]&gt;=50)+([.G36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arsson, Lars </text:p>
          </table:table-cell>
          <table:table-cell table:style-name="ce5" office:value-type="float" office:value="66">
            <text:p>66</text:p>
          </table:table-cell>
          <table:table-cell table:number-columns-repeated="5" table:style-name="ce5"/>
          <table:table-cell table:style-name="ce8" table:formula="oooc:=0+([.B37]&gt;=50)+([.C37]&gt;=7)+([.D37]&gt;12)+([.E37]&gt;=10)+([.F37]&gt;=50)+([.G37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arsson, Robert </text:p>
          </table:table-cell>
          <table:table-cell table:number-columns-repeated="2" table:style-name="ce5"/>
          <table:table-cell table:style-name="ce5" office:value-type="float" office:value="18">
            <text:p>18</text:p>
          </table:table-cell>
          <table:table-cell table:number-columns-repeated="3" table:style-name="ce5"/>
          <table:table-cell table:style-name="ce8" table:formula="oooc:=0+([.B38]&gt;=50)+([.C38]&gt;=7)+([.D38]&gt;12)+([.E38]&gt;=10)+([.F38]&gt;=50)+([.G3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ehmann, Patrick </text:p>
          </table:table-cell>
          <table:table-cell table:style-name="ce5" office:value-type="float" office:value="68">
            <text:p>68</text:p>
          </table:table-cell>
          <table:table-cell table:number-columns-repeated="5" table:style-name="ce5"/>
          <table:table-cell table:style-name="ce8" table:formula="oooc:=0+([.B39]&gt;=50)+([.C39]&gt;=7)+([.D39]&gt;12)+([.E39]&gt;=10)+([.F39]&gt;=50)+([.G39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in, Jie 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8" table:formula="oooc:=0+([.B40]&gt;=50)+([.C40]&gt;=7)+([.D40]&gt;12)+([.E40]&gt;=10)+([.F40]&gt;=50)+([.G40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indqvist, Gustav 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/>
          <table:table-cell table:style-name="ce8" table:formula="oooc:=0+([.B41]&gt;=50)+([.C41]&gt;=7)+([.D41]&gt;12)+([.E41]&gt;=10)+([.F41]&gt;=50)+([.G41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undberg, Gabriel 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">
            <text:p>10</text:p>
          </table:table-cell>
          <table:table-cell table:style-name="ce8" table:formula="oooc:=0+([.B42]&gt;=50)+([.C42]&gt;=7)+([.D42]&gt;12)+([.E42]&gt;=10)+([.F42]&gt;=50)+([.G42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hmoudifar, Marjan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number-columns-repeated="2" table:style-name="ce5"/>
          <table:table-cell table:style-name="ce5" office:value-type="float" office:value="11">
            <text:p>11</text:p>
          </table:table-cell>
          <table:table-cell table:style-name="ce8" table:formula="oooc:=0+([.B43]&gt;=50)+([.C43]&gt;=7)+([.D43]&gt;12)+([.E43]&gt;=10)+([.F43]&gt;=50)+([.G43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Malik, Muhammad Ayaz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/>
          <table:table-cell table:style-name="ce5" office:value-type="float" office:value="7">
            <text:p>7</text:p>
          </table:table-cell>
          <table:table-cell table:style-name="ce8" table:formula="oooc:=0+([.B44]&gt;=50)+([.C44]&gt;=7)+([.D44]&gt;12)+([.E44]&gt;=10)+([.F44]&gt;=50)+([.G44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Marculescu, Bogdan 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21.5">
            <text:p>21,5</text:p>
          </table:table-cell>
          <table:table-cell table:style-name="ce5" office:value-type="float" office:value="15.5">
            <text:p>15,5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8" table:formula="oooc:=0+([.B45]&gt;=50)+([.C45]&gt;=7)+([.D45]&gt;12)+([.E45]&gt;=10)+([.F45]&gt;=50)+([.G45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ilojevic, Dejan 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46]&gt;=50)+([.C46]&gt;=7)+([.D46]&gt;12)+([.E46]&gt;=10)+([.F46]&gt;=50)+([.G46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oberg, Anders 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">
            <text:p>11</text:p>
          </table:table-cell>
          <table:table-cell table:style-name="ce8" table:formula="oooc:=0+([.B47]&gt;=50)+([.C47]&gt;=7)+([.D47]&gt;12)+([.E47]&gt;=10)+([.F47]&gt;=50)+([.G47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Mona Diana, Amza 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7.5">
            <text:p>7,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12.5">
            <text:p>12,5</text:p>
          </table:table-cell>
          <table:table-cell table:style-name="ce8" table:formula="oooc:=0+([.B48]&gt;=50)+([.C48]&gt;=7)+([.D48]&gt;12)+([.E48]&gt;=10)+([.F48]&gt;=50)+([.G48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Olausson, Tobias </text:p>
          </table:table-cell>
          <table:table-cell table:style-name="ce5" office:value-type="float" office:value="72">
            <text:p>72</text:p>
          </table:table-cell>
          <table:table-cell table:number-columns-repeated="2" table:style-name="ce5"/>
          <table:table-cell table:style-name="ce5" office:value-type="float" office:value="12.5">
            <text:p>12,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">
            <text:p>8</text:p>
          </table:table-cell>
          <table:table-cell table:style-name="ce8" table:formula="oooc:=0+([.B49]&gt;=50)+([.C49]&gt;=7)+([.D49]&gt;12)+([.E49]&gt;=10)+([.F49]&gt;=50)+([.G49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Persson, Gustav </text:p>
          </table:table-cell>
          <table:table-cell table:style-name="ce5" office:value-type="float" office:value="20">
            <text:p>20</text:p>
          </table:table-cell>
          <table:table-cell table:number-columns-repeated="5" table:style-name="ce5"/>
          <table:table-cell table:style-name="ce8" table:formula="oooc:=0+([.B50]&gt;=50)+([.C50]&gt;=7)+([.D50]&gt;12)+([.E50]&gt;=10)+([.F50]&gt;=50)+([.G50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oslund, Henrik </text:p>
          </table:table-cell>
          <table:table-cell table:style-name="ce5"/>
          <table:table-cell table:style-name="ce5" office:value-type="float" office:value="4.5">
            <text:p>4,5</text:p>
          </table:table-cell>
          <table:table-cell table:style-name="ce5" office:value-type="float" office:value="10">
            <text:p>10</text:p>
          </table:table-cell>
          <table:table-cell table:number-columns-repeated="3" table:style-name="ce5"/>
          <table:table-cell table:style-name="ce8" table:formula="oooc:=0+([.B51]&gt;=50)+([.C51]&gt;=7)+([.D51]&gt;12)+([.E51]&gt;=10)+([.F51]&gt;=50)+([.G51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uzicka, Martin 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float" office:value="17.5">
            <text:p>17,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9.5">
            <text:p>9,5</text:p>
          </table:table-cell>
          <table:table-cell table:style-name="ce8" table:formula="oooc:=0+([.B52]&gt;=50)+([.C52]&gt;=7)+([.D52]&gt;12)+([.E52]&gt;=10)+([.F52]&gt;=50)+([.G52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alh, Mazyar 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.5">
            <text:p>12,5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53]&gt;=50)+([.C53]&gt;=7)+([.D53]&gt;12)+([.E53]&gt;=10)+([.F53]&gt;=50)+([.G53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chlyter, Christian 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.5">
            <text:p>13,5</text:p>
          </table:table-cell>
          <table:table-cell table:number-columns-repeated="3" table:style-name="ce5"/>
          <table:table-cell table:style-name="ce8" table:formula="oooc:=0+([.B54]&gt;=50)+([.C54]&gt;=7)+([.D54]&gt;12)+([.E54]&gt;=10)+([.F54]&gt;=50)+([.G54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Spalding, Alexander 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7.5">
            <text:p>7,5</text:p>
          </table:table-cell>
          <table:table-cell table:number-columns-repeated="2" table:style-name="ce5"/>
          <table:table-cell table:style-name="ce8" table:formula="oooc:=0+([.B55]&gt;=50)+([.C55]&gt;=7)+([.D55]&gt;12)+([.E55]&gt;=10)+([.F55]&gt;=50)+([.G55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Svenson, Daniel </text:p>
          </table:table-cell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8" table:formula="oooc:=0+([.B56]&gt;=50)+([.C56]&gt;=7)+([.D56]&gt;12)+([.E56]&gt;=10)+([.F56]&gt;=50)+([.G56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Svensson, Andreas 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57]&gt;=50)+([.C57]&gt;=7)+([.D57]&gt;12)+([.E57]&gt;=10)+([.F57]&gt;=50)+([.G57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vensson, Mattias </text:p>
          </table:table-cell>
          <table:table-cell table:style-name="ce5" office:value-type="float" office:value="74">
            <text:p>74</text:p>
          </table:table-cell>
          <table:table-cell table:style-name="ce5"/>
          <table:table-cell table:style-name="ce5" office:value-type="float" office:value="16.5">
            <text:p>16,5</text:p>
          </table:table-cell>
          <table:table-cell table:number-columns-repeated="3" table:style-name="ce5"/>
          <table:table-cell table:style-name="ce8" table:formula="oooc:=0+([.B58]&gt;=50)+([.C58]&gt;=7)+([.D58]&gt;12)+([.E58]&gt;=10)+([.F58]&gt;=50)+([.G58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Söderberg, Erik 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 office:value-type="float" office:value="9.5">
            <text:p>9,5</text:p>
          </table:table-cell>
          <table:table-cell table:style-name="ce8" table:formula="oooc:=0+([.B59]&gt;=50)+([.C59]&gt;=7)+([.D59]&gt;12)+([.E59]&gt;=10)+([.F59]&gt;=50)+([.G59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Thell, Mattias </text:p>
          </table:table-cell>
          <table:table-cell table:style-name="ce5" office:value-type="float" office:value="92.5">
            <text:p>92,5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table:formula="oooc:=0+([.B60]&gt;=50)+([.C60]&gt;=7)+([.D60]&gt;12)+([.E60]&gt;=10)+([.F60]&gt;=50)+([.G60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Thornesköld, Niklas 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number-columns-repeated="3" table:style-name="ce5"/>
          <table:table-cell table:style-name="ce8" table:formula="oooc:=0+([.B61]&gt;=50)+([.C61]&gt;=7)+([.D61]&gt;12)+([.E61]&gt;=10)+([.F61]&gt;=50)+([.G61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Xiaochu, Wang </text:p>
          </table:table-cell>
          <table:table-cell table:number-columns-repeated="3"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62]&gt;=50)+([.C62]&gt;=7)+([.D62]&gt;12)+([.E62]&gt;=10)+([.F62]&gt;=50)+([.G62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Xu, Yi 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8.5">
            <text:p>8,5</text:p>
          </table:table-cell>
          <table:table-cell table:style-name="ce8" table:formula="oooc:=0+([.B63]&gt;=50)+([.C63]&gt;=7)+([.D63]&gt;12)+([.E63]&gt;=10)+([.F63]&gt;=50)+([.G63]&gt;=7)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Zhang, Yixian</text:p>
          </table:table-cell>
          <table:table-cell table:number-columns-repeated="5" table:style-name="ce5"/>
          <table:table-cell table:style-name="ce5" office:value-type="float" office:value="5">
            <text:p>5</text:p>
          </table:table-cell>
          <table:table-cell table:style-name="ce8" table:formula="oooc:=0+([.B64]&gt;=50)+([.C64]&gt;=7)+([.D64]&gt;12)+([.E64]&gt;=10)+([.F64]&gt;=50)+([.G64]&gt;=7)" office:value-type="float" office:value="0">
            <text:p>0</text:p>
          </table:table-cell>
        </table:table-row>
        <table:table-row table:style-name="ro1" table:number-rows-repeated="65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1:Sheet1.H655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2008-12-08</text:date>, <text:time>16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8T16:34:28</dc:date>
    <meta:printed-by>Gustav Munkby</meta:printed-by>
    <meta:print-date>2008-11-03T13:05:35</meta:print-date>
    <dc:language>sv-SE</dc:language>
    <meta:editing-cycles>25</meta:editing-cycles>
    <meta:editing-duration>PT12H28M44S</meta:editing-duration>
    <meta:user-defined meta:name="Info 1"/>
    <meta:user-defined meta:name="Info 2"/>
    <meta:user-defined meta:name="Info 3"/>
    <meta:user-defined meta:name="Info 4"/>
    <meta:document-statistic meta:table-count="3" meta:cell-count="512"/>
  </office:meta>
</office:document-meta>
</file>